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he main component of the designed clock is the Arduino microcontroller. Arduino is an extremely popular microcontroller platform among electronics enthusiasts. Its advantages are ease of use and open-source software, making it an excellent choice for anyone looking to undertake their own electronic projects. The platform allows various electronic elements to be connected to its pins and controlled, such as turning lights or motors on and off or reading values from light and temperature sensors. This is why Arduino is often referred to as physical computing. The board is equipped with an advanced microcontroller that looks like an integrated circuit (Fig. 7), digital and analog connectors, as well as communication ports that enable connecting various sensors and devices to the board. Arduino is designed for both beginners and advanced users, thanks to its simple C/C++ language and a wide range of pre-made libraries that further simplify programming. It is widely used in various fields, such as automation and robotics. Its availability and simplicity make it an ideal tool for those capable of creating innovative projec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